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-color="#99ccff" draw:textarea-horizontal-align="justify" draw:textarea-vertical-align="top" draw:auto-grow-height="false" fo:min-height="19.816cm" fo:min-width="18.296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99ccff" draw:textarea-horizontal-align="justify" draw:textarea-vertical-align="top" draw:auto-grow-height="false" fo:min-height="1.994cm" fo:min-width="17.827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99ccff" draw:textarea-horizontal-align="justify" draw:textarea-vertical-align="top" draw:auto-grow-height="false" fo:min-height="1.172cm" fo:min-width="2.079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99ccff" draw:textarea-horizontal-align="justify" draw:textarea-vertical-align="top" draw:auto-grow-height="false" fo:min-height="1.172cm" fo:min-width="14.473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99ccff" draw:textarea-horizontal-align="justify" draw:textarea-vertical-align="top" draw:auto-grow-height="false" fo:min-height="0.472cm" fo:min-width="4.653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99ccff" draw:textarea-horizontal-align="justify" draw:textarea-vertical-align="top" draw:auto-grow-height="false" fo:min-height="0.472cm" fo:min-width="1.185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99ccff" draw:textarea-horizontal-align="justify" draw:textarea-vertical-align="top" draw:auto-grow-height="false" fo:min-height="0.51cm" fo:min-width="17.827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99ccff" draw:textarea-horizontal-align="justify" draw:textarea-vertical-align="top" draw:auto-grow-height="false" fo:min-height="2.558cm" fo:min-width="17.827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99ccff" draw:textarea-horizontal-align="justify" draw:textarea-vertical-align="top" draw:auto-grow-height="false" fo:min-height="1.4cm" fo:min-width="12.193cm" fo:padding-top="0.139cm" fo:padding-bottom="0.139cm" fo:padding-left="0.264cm" fo:padding-right="0.264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fo:font-size="11pt"/>
    </style:style>
    <style:style style:name="P2" style:family="paragraph">
      <loext:graphic-properties draw:fill-color="#99ccff"/>
      <style:paragraph-properties fo:text-align="start"/>
      <style:text-properties fo:font-size="11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8.796cm" svg:height="20.066cm" svg:x="5.334cm" svg:y="0.508cm">
          <text:p text:style-name="P1">Pag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355cm" svg:height="2.272cm" svg:x="5.521cm" svg:y="1.284cm">
          <text:p text:style-name="P1">&lt;header&gt;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07cm" svg:height="1.45cm" svg:x="5.721cm" svg:y="1.884cm">
          <text:p text:style-name="P1">Branding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001cm" svg:height="1.45cm" svg:x="8.621cm" svg:y="1.884cm">
          <text:p text:style-name="P1">UserInpu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81cm" svg:height="0.75cm" svg:x="10.821cm" svg:y="2.184cm">
          <text:p text:style-name="P1">&lt;edit&gt;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13cm" svg:height="0.75cm" svg:x="16.321cm" svg:y="2.184cm">
          <text:p text:style-name="P1">&lt;button&gt;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.355cm" svg:height="0.788cm" svg:x="5.521cm" svg:y="3.784cm">
          <text:p text:style-name="P1">Titl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8.355cm" svg:height="2.836cm" svg:x="5.521cm" svg:y="4.784cm">
          <text:p text:style-name="P1">CurrentCondition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07cm" svg:height="1.45cm" svg:x="7.721cm" svg:y="5.584cm">
          <text:p text:style-name="P1">&lt;div&gt;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07cm" svg:height="1.45cm" svg:x="13.221cm" svg:y="5.584cm">
          <text:p text:style-name="P1">&lt;div&gt;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07cm" svg:height="1.45cm" svg:x="18.321cm" svg:y="5.584cm">
          <text:p text:style-name="P1">&lt;div&gt;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8.355cm" svg:height="2.836cm" svg:x="5.521cm" svg:y="7.884cm">
          <text:p text:style-name="P1">Forecas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07cm" svg:height="1.45cm" svg:x="6.621cm" svg:y="8.784cm">
          <text:p text:style-name="P1">Da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07cm" svg:height="1.45cm" svg:x="9.921cm" svg:y="8.784cm">
          <text:p text:style-name="P1">Da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07cm" svg:height="1.45cm" svg:x="13.121cm" svg:y="8.784cm">
          <text:p text:style-name="P1">Da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07cm" svg:height="1.45cm" svg:x="16.421cm" svg:y="8.784cm">
          <text:p text:style-name="P1">Day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8.355cm" svg:height="2.836cm" svg:x="5.521cm" svg:y="11.084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2.721cm" svg:height="1.678cm" svg:x="5.821cm" svg:y="11.784cm">
          <text:p text:style-name="P1">&lt;location&gt;</text:p>
          <text:p text:style-name="P1">&lt;elevation&gt; &lt;latitude&gt; &lt;longitude&gt;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07cm" svg:height="1.45cm" svg:x="20.821cm" svg:y="11.884cm">
          <text:p text:style-name="P1">KlequisBran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11:41:09.583049446</meta:creation-date>
    <dc:date>2017-03-13T12:09:34.990955728</dc:date>
    <meta:editing-duration>PT17M56S</meta:editing-duration>
    <meta:editing-cycles>5</meta:editing-cycles>
    <meta:generator>LibreOffice/5.2.2.2$Linux_X86_64 LibreOffice_project/20m0$Build-2</meta:generator>
    <meta:document-statistic meta:object-count="42"/>
  </office:meta>
</office:document-meta>
</file>